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eb3f" officeooo:paragraph-rsid="0019eb3f"/>
    </style:style>
    <style:style style:name="P2" style:family="paragraph" style:parent-style-name="Standard">
      <style:text-properties officeooo:rsid="0019eb3f" officeooo:paragraph-rsid="001d651a"/>
    </style:style>
    <style:style style:name="P3" style:family="paragraph" style:parent-style-name="Standard">
      <style:text-properties officeooo:rsid="001a9b25" officeooo:paragraph-rsid="001a9b25"/>
    </style:style>
    <style:style style:name="P4" style:family="paragraph" style:parent-style-name="Standard">
      <style:text-properties officeooo:rsid="001a9b25" officeooo:paragraph-rsid="001b1305"/>
    </style:style>
    <style:style style:name="P5" style:family="paragraph" style:parent-style-name="Standard">
      <style:text-properties officeooo:rsid="001b1305" officeooo:paragraph-rsid="001b1305"/>
    </style:style>
    <style:style style:name="P6" style:family="paragraph" style:parent-style-name="Standard">
      <style:text-properties officeooo:rsid="001b7c04" officeooo:paragraph-rsid="001b7c04"/>
    </style:style>
    <style:style style:name="P7" style:family="paragraph" style:parent-style-name="Standard">
      <style:text-properties officeooo:rsid="001bd176" officeooo:paragraph-rsid="001bd176"/>
    </style:style>
    <style:style style:name="P8" style:family="paragraph" style:parent-style-name="Standard">
      <style:text-properties officeooo:rsid="001bf412" officeooo:paragraph-rsid="001bf412"/>
    </style:style>
    <style:style style:name="P9" style:family="paragraph" style:parent-style-name="Standard">
      <style:text-properties officeooo:rsid="001d651a" officeooo:paragraph-rsid="001d651a"/>
    </style:style>
    <style:style style:name="P10" style:family="paragraph" style:parent-style-name="Standard">
      <style:text-properties fo:font-variant="normal" fo:text-transform="none" fo:color="#183691" style:font-name="Consolas" fo:font-size="9pt" fo:letter-spacing="normal" fo:font-style="normal" fo:font-weight="normal" officeooo:rsid="00173dc1" officeooo:paragraph-rsid="001d651a"/>
    </style:style>
    <style:style style:name="P11" style:family="paragraph" style:parent-style-name="Standard">
      <style:text-properties fo:font-variant="normal" fo:text-transform="none" fo:color="#183691" style:font-name="Consolas" fo:font-size="9pt" fo:letter-spacing="normal" fo:font-style="normal" fo:font-weight="normal" officeooo:rsid="00173dc1" officeooo:paragraph-rsid="00276a65"/>
    </style:style>
    <style:style style:name="P12" style:family="paragraph" style:parent-style-name="Standard">
      <style:text-properties fo:font-variant="normal" fo:text-transform="none" fo:color="#183691" style:font-name="Consolas" fo:font-size="9pt" fo:letter-spacing="normal" fo:font-style="normal" fo:font-weight="normal" officeooo:rsid="0019eb3f" officeooo:paragraph-rsid="001d651a"/>
    </style:style>
    <style:style style:name="P13" style:family="paragraph" style:parent-style-name="Standard">
      <style:text-properties fo:font-variant="normal" fo:text-transform="none" fo:color="#183691" style:font-name="Consolas" fo:font-size="9pt" fo:letter-spacing="normal" fo:font-style="normal" fo:font-weight="normal" officeooo:rsid="002f3cb3" officeooo:paragraph-rsid="002f3cb3"/>
    </style:style>
    <style:style style:name="P14" style:family="paragraph" style:parent-style-name="Standard">
      <style:text-properties fo:font-variant="normal" fo:text-transform="none" fo:color="#183691" style:font-name="Consolas" fo:font-size="9pt" fo:letter-spacing="normal" fo:font-style="normal" fo:font-weight="normal" officeooo:rsid="003f8f51" officeooo:paragraph-rsid="003f8f51"/>
    </style:style>
    <style:style style:name="P15" style:family="paragraph" style:parent-style-name="Standard">
      <style:text-properties officeooo:rsid="0016b0be" officeooo:paragraph-rsid="001d651a"/>
    </style:style>
    <style:style style:name="P16" style:family="paragraph" style:parent-style-name="Standard">
      <style:text-properties officeooo:rsid="00173dc1" officeooo:paragraph-rsid="001d651a"/>
    </style:style>
    <style:style style:name="P17" style:family="paragraph" style:parent-style-name="Standard">
      <style:text-properties officeooo:rsid="002098e0" officeooo:paragraph-rsid="002098e0"/>
    </style:style>
    <style:style style:name="P18" style:family="paragraph" style:parent-style-name="Standard">
      <style:text-properties officeooo:rsid="00227c49" officeooo:paragraph-rsid="00227c49"/>
    </style:style>
    <style:style style:name="P19" style:family="paragraph" style:parent-style-name="Standard">
      <style:text-properties officeooo:rsid="002304df" officeooo:paragraph-rsid="002304df"/>
    </style:style>
    <style:style style:name="P20" style:family="paragraph" style:parent-style-name="Standard">
      <style:text-properties officeooo:rsid="002583ca" officeooo:paragraph-rsid="002583ca"/>
    </style:style>
    <style:style style:name="P21" style:family="paragraph" style:parent-style-name="Standard">
      <style:text-properties officeooo:rsid="002a20a9" officeooo:paragraph-rsid="002a20a9"/>
    </style:style>
    <style:style style:name="P22" style:family="paragraph" style:parent-style-name="Standard">
      <style:text-properties officeooo:rsid="002a20a9" officeooo:paragraph-rsid="003a0971"/>
    </style:style>
    <style:style style:name="P23" style:family="paragraph" style:parent-style-name="Standard">
      <style:text-properties officeooo:rsid="00363e01" officeooo:paragraph-rsid="00363e01"/>
    </style:style>
    <style:style style:name="P24" style:family="paragraph" style:parent-style-name="Standard">
      <style:text-properties officeooo:rsid="003642d0" officeooo:paragraph-rsid="003642d0"/>
    </style:style>
    <style:style style:name="P25" style:family="paragraph" style:parent-style-name="Standard">
      <style:text-properties officeooo:rsid="0040496a" officeooo:paragraph-rsid="0040496a"/>
    </style:style>
    <style:style style:name="P26" style:family="paragraph" style:parent-style-name="Standard">
      <style:text-properties officeooo:rsid="00423742" officeooo:paragraph-rsid="00423742"/>
    </style:style>
    <style:style style:name="P27" style:family="paragraph" style:parent-style-name="Standard">
      <style:text-properties officeooo:rsid="0043b0cc" officeooo:paragraph-rsid="0043b0cc"/>
    </style:style>
    <style:style style:name="P28" style:family="paragraph" style:parent-style-name="Standard">
      <style:text-properties officeooo:rsid="0043b0cc" officeooo:paragraph-rsid="004d1ec8"/>
    </style:style>
    <style:style style:name="P29" style:family="paragraph" style:parent-style-name="Standard">
      <style:text-properties officeooo:rsid="00479f35" officeooo:paragraph-rsid="00479f35"/>
    </style:style>
    <style:style style:name="P30" style:family="paragraph" style:parent-style-name="Standard">
      <style:text-properties officeooo:rsid="00479f35" officeooo:paragraph-rsid="0048f102"/>
    </style:style>
    <style:style style:name="P31" style:family="paragraph" style:parent-style-name="Standard">
      <style:text-properties officeooo:rsid="0048f102" officeooo:paragraph-rsid="0048f102"/>
    </style:style>
    <style:style style:name="P32" style:family="paragraph" style:parent-style-name="Standard">
      <style:text-properties officeooo:rsid="0049896a" officeooo:paragraph-rsid="0049896a"/>
    </style:style>
    <style:style style:name="P33" style:family="paragraph" style:parent-style-name="Standard">
      <style:text-properties officeooo:rsid="004bc5cc" officeooo:paragraph-rsid="004bc5cc"/>
    </style:style>
    <style:style style:name="P34" style:family="paragraph" style:parent-style-name="Standard">
      <style:text-properties officeooo:rsid="004bc5cc" officeooo:paragraph-rsid="004bc5cc"/>
    </style:style>
    <style:style style:name="P35" style:family="paragraph" style:parent-style-name="Standard">
      <style:text-properties officeooo:rsid="0050d887" officeooo:paragraph-rsid="0050d887"/>
    </style:style>
    <style:style style:name="P36" style:family="paragraph" style:parent-style-name="Standard">
      <style:text-properties officeooo:rsid="00517895" officeooo:paragraph-rsid="00517895"/>
    </style:style>
    <style:style style:name="P37" style:family="paragraph" style:parent-style-name="Standard">
      <style:text-properties officeooo:rsid="0052cd3e" officeooo:paragraph-rsid="00517895"/>
    </style:style>
    <style:style style:name="P38" style:family="paragraph" style:parent-style-name="Standard">
      <style:text-properties officeooo:rsid="0052cd3e" officeooo:paragraph-rsid="0052cd3e"/>
    </style:style>
    <style:style style:name="T1" style:family="text">
      <style:text-properties officeooo:rsid="001b1305"/>
    </style:style>
    <style:style style:name="T2" style:family="text">
      <style:text-properties officeooo:rsid="001b7c04"/>
    </style:style>
    <style:style style:name="T3" style:family="text">
      <style:text-properties officeooo:rsid="001bf412"/>
    </style:style>
    <style:style style:name="T4" style:family="text">
      <style:text-properties officeooo:rsid="001d651a"/>
    </style:style>
    <style:style style:name="T5" style:family="text">
      <style:text-properties fo:font-variant="normal" fo:text-transform="none" fo:color="#333333" style:font-name="Consolas" fo:font-size="9pt" fo:letter-spacing="normal" fo:font-style="normal" fo:font-weight="normal"/>
    </style:style>
    <style:style style:name="T6" style:family="text">
      <style:text-properties fo:font-variant="normal" fo:text-transform="none" fo:color="#333333" fo:letter-spacing="normal"/>
    </style:style>
    <style:style style:name="T7" style:family="text">
      <style:text-properties fo:font-variant="normal" fo:text-transform="none" fo:color="#183691" style:font-name="Consolas" fo:font-size="9pt" fo:letter-spacing="normal" fo:font-style="normal" fo:font-weight="normal"/>
    </style:style>
    <style:style style:name="T8" style:family="text">
      <style:text-properties fo:font-variant="normal" fo:text-transform="none" fo:color="#183691" style:font-name="Consolas" fo:font-size="9pt" fo:letter-spacing="normal" fo:font-style="normal" fo:font-weight="normal" officeooo:rsid="003d9880"/>
    </style:style>
    <style:style style:name="T9" style:family="text">
      <style:text-properties fo:font-variant="normal" fo:text-transform="none" fo:color="#0086b3" style:font-name="Consolas" fo:font-size="9pt" fo:letter-spacing="normal" fo:font-style="normal" fo:font-weight="normal"/>
    </style:style>
    <style:style style:name="T10" style:family="text">
      <style:text-properties officeooo:rsid="00218471"/>
    </style:style>
    <style:style style:name="T11" style:family="text">
      <style:text-properties officeooo:rsid="002304df"/>
    </style:style>
    <style:style style:name="T12" style:family="text">
      <style:text-properties officeooo:rsid="00276a65"/>
    </style:style>
    <style:style style:name="T13" style:family="text">
      <style:text-properties officeooo:rsid="00282ee4"/>
    </style:style>
    <style:style style:name="T14" style:family="text">
      <style:text-properties officeooo:rsid="0033d4f5"/>
    </style:style>
    <style:style style:name="T15" style:family="text">
      <style:text-properties officeooo:rsid="003a0971"/>
    </style:style>
    <style:style style:name="T16" style:family="text">
      <style:text-properties officeooo:rsid="0045604e"/>
    </style:style>
    <style:style style:name="T17" style:family="text">
      <style:text-properties officeooo:rsid="0048f102"/>
    </style:style>
    <style:style style:name="T18" style:family="text">
      <style:text-properties officeooo:rsid="0052cd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LASE 1</text:p>
      <text:p text:style-name="P9"/>
      <text:p text:style-name="P8">Distribuidos</text:p>
      <text:p text:style-name="P8"/>
      <text:p text:style-name="P19">VIM </text:p>
      <text:p text:style-name="P5">:set number para los numeros de linea</text:p>
      <text:p text:style-name="P5">:q! para salir</text:p>
      <text:p text:style-name="P5">shi<text:span text:style-name="T14">f</text:span>t zz para guardar</text:p>
      <text:p text:style-name="P8">o para insertar una linea vaciá</text:p>
      <text:p text:style-name="P11">%s/partronviejo/patronnuevo<text:span text:style-name="T12">remplazar</text:span></text:p>
      <text:p text:style-name="P13">esc + u</text:p>
      <text:p text:style-name="P13"/>
      <text:p text:style-name="P14">@</text:p>
      <text:p text:style-name="P8"/>
      <text:p text:style-name="P1"/>
      <text:p text:style-name="P8">VAGRANT</text:p>
      <text:p text:style-name="P8"/>
      <text:p text:style-name="P20">Ciclo</text:p>
      <text:p text:style-name="P20"/>
      <text:p text:style-name="P20">1 Levanta con vagrant up</text:p>
      <text:p text:style-name="P20">1,1 Modifico vangrantfile y hago vagrant provision para ejecutar script de provider</text:p>
      <text:p text:style-name="P20">2 Destruye con vagrant destroy</text:p>
      <text:p text:style-name="P1"/>
      <text:p text:style-name="P1">Veo plantillas disponibles usando: vagrant box list.</text:p>
      <text:p text:style-name="P1">Agrego plantilla usando: vagrant box add (nombre) (direccionarchivo .box)</text:p>
      <text:p text:style-name="P1">En un directorio para crear el vagran file usar: vagrant init</text:p>
      <text:p text:style-name="P4">Se modifica el vagranfile en <text:span text:style-name="T1">config.vm.box</text:span> Por el nombre de la plantilla.</text:p>
      <text:p text:style-name="P5">Se modifica config.vm.network "private_network" para crear una <text:span text:style-name="T2">interfaz solo anfitrion </text:span></text:p>
      <text:p text:style-name="P6">Se modifica <text:s/>vb.memory = "1024" para la memoria ram</text:p>
      <text:p text:style-name="P6">Se descomenta el end</text:p>
      <text:p text:style-name="P3"><text:span text:style-name="T1">Se levanta la maquina</text:span> <text:span text:style-name="T1">vagrant up </text:span></text:p>
      <text:p text:style-name="P7">Se aprovisiona las instrucciones usando vagrant <text:span text:style-name="T3">provisión</text:span>, <text:span text:style-name="T3">para ejecutar instrucciones de aprovisionamiento</text:span></text:p>
      <text:p text:style-name="P5"><text:a xlink:type="simple" xlink:href="https://www.quora.com/What-are-some-favorite-Vim-commands" text:style-name="Internet_20_link" text:visited-style-name="Visited_20_Internet_20_Link">https://www.quora.com/What-are-some-favorite-Vim-commands</text:a>, para forzar escritura.</text:p>
      <text:p text:style-name="P5">Se destruye la maquina con <text:s/>vagrant destroy -f</text:p>
      <text:p text:style-name="P5"/>
      <text:p text:style-name="P8">Como empaquetar con packer una la instancia que tengo a una box.</text:p>
      <text:p text:style-name="P7"/>
      <text:p text:style-name="P7"/>
      <text:p text:style-name="P7"><text:a xlink:type="simple" xlink:href="https://github.com/ICESI/ds-vagrant" text:style-name="Internet_20_link" text:visited-style-name="Visited_20_Internet_20_Link">https://github.com/ICESI/ds-vagrant</text:a></text:p>
      <text:p text:style-name="P7"/>
      <text:p text:style-name="P2">CLASE 2</text:p>
      <text:p text:style-name="P9"/>
      <text:p text:style-name="P15"><text:span text:style-name="T4">Rango: </text:span>121,130</text:p>
      <text:p text:style-name="P15"/>
      <text:p text:style-name="P15">Crear una interfaz tipo puente.</text:p>
      <text:p text:style-name="P16"><text:span text:style-name="T5">Config.vm.network </text:span><text:span text:style-name="T7">"public_network"</text:span><text:span text:style-name="T5">, </text:span><text:span text:style-name="T9">bridge:</text:span><text:span text:style-name="T6"> </text:span><text:span text:style-name="T7">"enp5s0"</text:span><text:span text:style-name="T5">, </text:span><text:span text:style-name="T9">ip:</text:span><text:span text:style-name="T6"> </text:span><text:span text:style-name="T7">"192.168.131.131"</text:span><text:span text:style-name="T5">, </text:span><text:span text:style-name="T9">netmask:</text:span><text:span text:style-name="T6"> </text:span><text:span text:style-name="T7">"255.255.25</text:span><text:span text:style-name="T8">a</text:span><text:span text:style-name="T7">5.0"</text:span></text:p>
      <text:p text:style-name="P10"/>
      <text:p text:style-name="P10">Vi</text:p>
      <text:p text:style-name="P10">:%s/partronviejo/patronnuevo para buscar y remplazar</text:p>
      <text:p text:style-name="P10">:set number para poner numeros</text:p>
      <text:p text:style-name="P12"/>
      <text:p text:style-name="Standard"/>
      <text:p text:style-name="Standard">CLASE 3</text:p>
      <text:p text:style-name="Standard"/>
      <text:p text:style-name="P18">Para probar el miror:</text:p>
      <text:p text:style-name="P18"/>
      <text:p text:style-name="P17">Para hacer ping al miror desde el ubunto . sudo ifconfig nombreinterfazsaleainternet:0 192.168.131.xxx crea una interfaz en la red 131 para poder hacer <text:s/>ping al miro<text:span text:style-name="T10">r 192,168,131,254</text:span></text:p>
      <text:p text:style-name="P17"/>
      <text:p text:style-name="P22">sudo ifconfig <text:span text:style-name="T15">enp5s0:</text:span>0 192.168.131.12<text:span text:style-name="T15">9</text:span></text:p>
      <text:p text:style-name="P21">ping 192.168.131.254</text:p>
      <text:p text:style-name="P17"/>
      <text:p text:style-name="P18">Consola Terminator:</text:p>
      <text:p text:style-name="P18"/>
      <text:p text:style-name="P18">ctrl+shift+x expandir una ventana</text:p>
      <text:p text:style-name="P18">ctrl+shift+o para hacer una division horizontal</text:p>
      <text:p text:style-name="P18">ctrl+shift+e para hacer una division vertical</text:p>
      <text:p text:style-name="P18">ctrl+shift+p para pasar a la ventana anterior</text:p>
      <text:p text:style-name="P18">ctrl+shift+n para pasar a la ventana siguiente</text:p>
      <text:p text:style-name="P18">ctrl+shift+w para pasar cerrar <text:span text:style-name="T11">ventana</text:span></text:p>
      <text:p text:style-name="P18"/>
      <text:p text:style-name="P19"><text:span text:style-name="T13">Para prender el </text:span>mirror:</text:p>
      <text:p text:style-name="P19"/>
      <text:p text:style-name="P19">login:root</text:p>
      <text:p text:style-name="P19">password:vagrant</text:p>
      <text:p text:style-name="P19"/>
      <text:p text:style-name="P19">#setenforce 0</text:p>
      <text:p text:style-name="P19"/>
      <text:p text:style-name="P19"/>
      <text:p text:style-name="P23">Enter current password for root (enter for none): </text:p>
      <text:p text:style-name="P23">Set root password? [Y/n] </text:p>
      <text:p text:style-name="P23">New password: </text:p>
      <text:p text:style-name="P23">Re-enter new password: </text:p>
      <text:p text:style-name="P23">Remove anonymous users? [Y/n] </text:p>
      <text:p text:style-name="P24">Disallow root login remotely? [Y/n] </text:p>
      <text:p text:style-name="P24">Remove test database and access to it? [Y/n] </text:p>
      <text:p text:style-name="P24">Reload privilege tables now? [Y/n] </text:p>
      <text:p text:style-name="P24"/>
      <text:p text:style-name="P24"/>
      <text:p text:style-name="P24"/>
      <text:p text:style-name="P24"/>
      <text:p text:style-name="P24"/>
      <text:p text:style-name="P25">DOCKER</text:p>
      <text:p text:style-name="P25"/>
      <text:p text:style-name="P25"/>
      <text:p text:style-name="P26">docker version , me dice la version de docker</text:p>
      <text:p text:style-name="P26"/>
      <text:p text:style-name="P26">docker info , me dice informacion hacer de los contenedores de docker</text:p>
      <text:p text:style-name="P26"/>
      <text:p text:style-name="P26">docker images , me permite saber cuales imagenes se ha descargado de dockerhub</text:p>
      <text:p text:style-name="P26"/>
      <text:p text:style-name="P26">docker pull imagen, me permite bajar una imagen de docker</text:p>
      <text:p text:style-name="P26"/>
      <text:p text:style-name="P26">imagen:tag_version , me permite indicar una version de una imagen , sirve para todas las instrucciones que llamen <text:s/>imagenes</text:p>
      <text:p text:style-name="P26"/>
      <text:p text:style-name="P26">docker run <text:s/>imagen, corre una imagen en un contenedor.</text:p>
      <text:p text:style-name="P26"/>
      <text:p text:style-name="P26">Docker run <text:s/>- - name nombreContenedor <text:s/>imagen, corre la imagen en un contenedor y lo llama como se nombra</text:p>
      <text:p text:style-name="P26"/>
      <text:p text:style-name="P26">docker ps -a , me permite ver que contenedores estan detenidos.</text:p>
      <text:p text:style-name="P26"/>
      <text:p text:style-name="P27">Docker rm container id , me permite borrar un contenedor detenido</text:p>
      <text:p text:style-name="P27"/>
      <text:p text:style-name="P28">docker run -it --name ubuntu_distribuidos ubuntu:16.04 /bin/bash</text:p>
      <text:p text:style-name="P28">, -it inicia una consola , /bin/bash ejecuta el script de run en con bas, -<text:span text:style-name="T16">p puerto_externo:puerto_interno.AP</text:span></text:p>
      <text:p text:style-name="P27"/>
      <text:p text:style-name="P29">docker start ubuntu_distribuidos , reanuda el contenedor</text:p>
      <text:p text:style-name="P29"/>
      <text:p text:style-name="P29">docker logs centos_distribuidos, muestra </text:p>
      <text:p text:style-name="P29"/>
      <text:p text:style-name="P30">docker exec -it centos_distribuidos /bin/bash, ejecuta el contenedor y muestra la consola. <text:s/>bin/bash <text:span text:style-name="T17">es el entry point </text:span></text:p>
      <text:p text:style-name="P29"/>
      <text:p text:style-name="P31">docker rm -f $(docker ps -q), elimina todos los contenedores. -f forza a parar el contenedor, docker ps -q da la lista de los id de todos los contenerdores</text:p>
      <text:p text:style-name="P31"/>
      <text:p text:style-name="P32">docker run -d --name centos_hello centos_hello_world:0.0.1, <text:s/>-d es para no anclarse al</text:p>
      <text:p text:style-name="P32"/>
      <text:p text:style-name="P32"/>
      <text:p text:style-name="P32">docker build -t centos_hello_world:0.0.1 . , <text:s/>sirve para de un archivo dockerfile se cree una imagen. El . Significa la ruta del lugar .</text:p>
      <text:p text:style-name="P32"/>
      <text:p text:style-name="P33">PARA CREAR DOCKER</text:p>
      <text:p text:style-name="P33">1. Hacemos el dockerfile</text:p>
      <text:p text:style-name="P33">2. docker build -t centos_usuario1:0.0.1 . → creamos la imagen apartir del dockerfile</text:p>
      <text:p text:style-name="P33">3. docker run -d --name centos_tallerUsuario centos_usuario1 → apartir de la imagen corremos un contenedor.</text:p>
      <text:p text:style-name="P33">4. docker exec -it centos_tallerUsuario /bin/bash → entramos al contenedor por otra consola.</text:p>
      <text:p text:style-name="P33"/>
      <text:p text:style-name="P35">PARA CREAR VOLUMENES</text:p>
      <text:p text:style-name="P35">docker volume create --name postgresql_data2 → crea un volumen para contenedores docker</text:p>
      <text:p text:style-name="P35">docker volume ls → lista los volumenes creados</text:p>
      <text:p text:style-name="P35">docker volume inspect postgresql_data2 <text:s/>→ dice el punto de montaje donde esta, la carpeta que contiene los datos</text:p>
      <text:p text:style-name="P35"/>
      <text:p text:style-name="P36">Ejemplo distribuyendo una base de datos:</text:p>
      <text:p text:style-name="P36">En el servidor se usa </text:p>
      <text:p text:style-name="P36">service postgresql start</text:p>
      <text:p text:style-name="P36">su postgres</text:p>
      <text:p text:style-name="P36">pqsl</text:p>
      <text:p text:style-name="P36">show data_directory;</text:p>
      <text:p text:style-name="P36"/>
      <text:p text:style-name="P36">saldrá la ruta donde los datos estan montados: /var/lib/postgresql/9.5/main </text:p>
      <text:p text:style-name="P36"/>
      <text:p text:style-name="P36">Usamos esa ruta para montar un volumen <text:span text:style-name="T18">allí</text:span> y tener <text:span text:style-name="T18">la base de datos compartida.</text:span></text:p>
      <text:p text:style-name="P37"/>
      <text:p text:style-name="P38">docker run -it --rm -v postgresql_data2:/var/lib/postgresql/9.5/main ubuntu_taller_image /bin/bash → -v Monta un sistema de archivos <text:s/>postgresql_data2 en el punto de montaje <text:s/>/var/lib/postgresql/9.5/main dentro del contenedor. --rm hace que cuando me salga se borre , -it ,,, /bin/bash hace que se abra la consola.</text:p>
      <text:p text:style-name="P38"/>
      <text:p text:style-name="P38">Ctr-d → sirve en postgres para salir </text:p>
      <text:p text:style-name="P38">\dt → sirve en postgres para ver las tabl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8:46:44.270897386</meta:creation-date>
    <dc:date>2017-04-05T19:18:08.478215771</dc:date>
    <meta:editing-duration>PT8H6M23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1" meta:paragraph-count="97" meta:word-count="737" meta:character-count="4893" meta:non-whitespace-character-count="4230"/>
  </office:meta>
</office:document-meta>
</file>